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4.9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CATEGORIA</text:p>
          </table:table-cell>
          <table:table-cell table:number-columns-repeated="12"/>
        </table:table-row>
        <table:table-row table:style-name="ro1">
          <table:table-cell office:value-type="string">
            <text:p>codCat</text:p>
          </table:table-cell>
          <table:table-cell office:value-type="string">
            <text:p>nombreCat</text:p>
          </table:table-cell>
          <table:table-cell office:value-type="string">
            <text:p>descripcionCat</text:p>
          </table:table-cell>
          <table:table-cell office:value-type="string">
            <text:p>anuncioCat</text:p>
          </table:table-cell>
          <table:table-cell office:value-type="string">
            <text:p>se_muestra</text:p>
          </table:table-cell>
          <table:table-cell table:number-columns-repeated="8"/>
        </table:table-row>
        <table:table-row table:style-name="ro1">
          <table:table-cell office:value-type="string">
            <text:p>ELE</text:p>
          </table:table-cell>
          <table:table-cell office:value-type="string">
            <text:p>Electrodomésticos</text:p>
          </table:table-cell>
          <table:table-cell office:value-type="string">
            <text:p>Toda clase de electrodomésticos</text:p>
          </table:table-cell>
          <table:table-cell office:value-type="string">
            <text:p>Electrodomésticos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ODUCTOS</text:p>
          </table:table-cell>
          <table:table-cell table:number-columns-repeated="12"/>
        </table:table-row>
        <table:table-row table:style-name="ro1">
          <table:table-cell office:value-type="string">
            <text:p>codPro</text:p>
          </table:table-cell>
          <table:table-cell office:value-type="string">
            <text:p>nombrePro</text:p>
          </table:table-cell>
          <table:table-cell office:value-type="string">
            <text:p>precio</text:p>
          </table:table-cell>
          <table:table-cell office:value-type="string">
            <text:p>descuento</text:p>
          </table:table-cell>
          <table:table-cell office:value-type="string">
            <text:p>imagen</text:p>
          </table:table-cell>
          <table:table-cell office:value-type="string">
            <text:p>iva</text:p>
          </table:table-cell>
          <table:table-cell office:value-type="string">
            <text:p>descripcionPro</text:p>
          </table:table-cell>
          <table:table-cell office:value-type="string">
            <text:p>anuncioPro</text:p>
          </table:table-cell>
          <table:table-cell office:value-type="string">
            <text:p>stock</text:p>
          </table:table-cell>
          <table:table-cell office:value-type="string">
            <text:p>destacado</text:p>
          </table:table-cell>
          <table:table-cell office:value-type="string">
            <text:p>fec_ini</text:p>
          </table:table-cell>
          <table:table-cell office:value-type="string">
            <text:p>fec_fin</text:p>
          </table:table-cell>
          <table:table-cell office:value-type="string">
            <text:p>se_muestra</text:p>
          </table:table-cell>
        </table:table-row>
        <table:table-row table:style-name="ro1">
          <table:table-cell office:value-type="string">
            <text:p>LAV</text:p>
          </table:table-cell>
          <table:table-cell office:value-type="string">
            <text:p>Lavadora 7 Kg Haier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string">
            <text:p>ele/1.jpg</text:p>
          </table:table-cell>
          <table:table-cell office:value-type="float" office:value="21">
            <text:p>21</text:p>
          </table:table-cell>
          <table:table-cell office:value-type="string">
            <text:p>la lavadora ideal para tu casa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1" office:value-type="date" office:date-value="2016-02-22">
            <text:p>22/02/16</text:p>
          </table:table-cell>
          <table:table-cell table:style-name="ce1" office:value-type="date" office:date-value="2016-03-22">
            <text:p>22/03/16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22/02/2016</text:date>, <text:time>16:4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10S</meta:editing-duration>
    <meta:editing-cycles>3</meta:editing-cycles>
    <meta:generator>OpenOffice/4.1.1$Win32 OpenOffice.org_project/411m6$Build-9775</meta:generator>
    <dc:date>2016-02-22T16:49:57.53</dc:date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